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italic" fo:font-weight="bold" officeooo:rsid="000fc182" officeooo:paragraph-rsid="000fc182" fo:background-color="#ffff0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paragraph-rsid="00124e05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normal" officeooo:paragraph-rsid="00177090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verdana" fo:font-size="14pt" fo:letter-spacing="normal" fo:font-style="normal" fo:font-weight="bold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verdana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ff3838" style:font-name="verdana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ff3838" style:font-name="verdana" fo:font-size="14pt" fo:letter-spacing="normal" fo:font-style="normal" fo:font-weight="normal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55308d" style:font-name="verdana" fo:font-size="14pt" fo:letter-spacing="normal" fo:font-style="normal" fo:font-weight="normal" officeooo:paragraph-rsid="00124e0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color="#ff3838"/>
    </style:style>
    <style:style style:name="T5" style:family="text">
      <style:text-properties fo:color="#ff3838" fo:font-weight="bold" style:font-weight-asian="bold" style:font-weight-complex="bold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анды вводятся в Telnet консоли</text:p>
      <text:p text:style-name="P7"/>
      <text:p text:style-name="P7"/>
      <text:p text:style-name="P7">adapter</text:p>
      <text:p text:style-name="P2"><text:s text:c="6"/>adapter command group (command valid any time)</text:p>
      <text:p text:style-name="P2"><text:s text:c="2"/><text:span text:style-name="T2">adapter assert |deassert [srst|trst [assert|deassert srst|trst]]</text:span></text:p>
      <text:p text:style-name="P2"><text:s text:c="8"/>Controls SRST and TRST lines.</text:p>
      <text:p text:style-name="P2"><text:s text:c="2"/><text:span text:style-name="T2">adapter deassert |assert [srst|trst [deassert|assert srst|trst]]</text:span></text:p>
      <text:p text:style-name="P2"><text:s text:c="8"/>Controls SRST and TRST lines.</text:p>
      <text:p text:style-name="P2"><text:s text:c="2"/><text:span text:style-name="T2">adapter driver driver_name</text:span></text:p>
      <text:p text:style-name="P2"><text:s text:c="8"/>Select a debug adapter driver (configuration command)</text:p>
      <text:p text:style-name="P2"><text:s text:c="2"/><text:span text:style-name="T2">adapter list</text:span></text:p>
      <text:p text:style-name="P2"><text:s text:c="8"/>List all built-in debug adapter drivers (command valid any time)</text:p>
      <text:p text:style-name="P2"><text:s text:c="2"/><text:span text:style-name="T2">adapter name</text:span></text:p>
      <text:p text:style-name="P2"><text:s text:c="8"/>Returns the name of the currently selected adapter (driver)</text:p>
      <text:p text:style-name="P2"><text:s text:c="8"/>(command valid any time)</text:p>
      <text:p text:style-name="P2"><text:s text:c="2"/><text:span text:style-name="T2">adapter serial serial_string</text:span></text:p>
      <text:p text:style-name="P2"><text:s text:c="8"/>Set the serial number of the adapter (configuration command)</text:p>
      <text:p text:style-name="P2"><text:s text:c="2"/><text:span text:style-name="T2">adapter speed [khz]</text:span></text:p>
      <text:p text:style-name="P2"><text:s text:c="8"/>With an argument, change to the specified maximum jtag speed. <text:s/>For</text:p>
      <text:p text:style-name="P2"><text:s text:c="8"/>JTAG, 0 KHz signifies adaptive clocking. With or without argument,</text:p>
      <text:p text:style-name="P2"><text:s text:c="8"/>display current setting. (command valid any time)</text:p>
      <text:p text:style-name="P2"/>
      <text:p text:style-name="P2"><text:s text:c="2"/><text:span text:style-name="T1">adapter srst</text:span></text:p>
      <text:p text:style-name="P2"><text:s text:c="8"/>srst adapter command group (command valid any time)</text:p>
      <text:p text:style-name="P2"><text:s text:c="4"/><text:span text:style-name="T2">adapter srst delay [milliseconds]</text:span></text:p>
      <text:p text:style-name="P2"><text:s text:c="10"/>delay after deasserting SRST in ms (command valid any time)</text:p>
      <text:p text:style-name="P2"><text:s text:c="4"/><text:span text:style-name="T2">adapter srst pulse_width [milliseconds]</text:span></text:p>
      <text:p text:style-name="P2"><text:s text:c="10"/>SRST assertion pulse width in ms (command valid any time)</text:p>
      <text:p text:style-name="P2"/>
      <text:p text:style-name="P2"><text:s text:c="2"/><text:span text:style-name="T2">adapter transports transport ...</text:span></text:p>
      <text:p text:style-name="P2"><text:s text:c="8"/>Declare transports the adapter supports. (configuration command)</text:p>
      <text:p text:style-name="P2"/>
      <text:p text:style-name="P2"><text:s text:c="2"/><text:span text:style-name="T1">adapter usb</text:span></text:p>
      <text:p text:style-name="P2"><text:s text:c="8"/>usb adapter command group (command valid any time)</text:p>
      <text:p text:style-name="P2"><text:s text:c="4"/><text:span text:style-name="T2">adapter usb location [&lt;bus&gt;-port[.port]...]</text:span></text:p>
      <text:p text:style-name="P2"><text:s text:c="10"/>display or set the USB bus location of the USB device</text:p>
      <text:p text:style-name="P2"><text:s text:c="10"/>(configuration command)</text:p>
      <text:p text:style-name="P2"/>
      <text:p text:style-name="P5">add_help_text command_name helptext_string</text:p>
      <text:p text:style-name="P2"><text:s text:c="6"/>Add new command help text; Command can be multiple tokens. (command</text:p>
      <text:p text:style-name="P2"><text:s text:c="6"/>valid any time)</text:p>
      <text:p text:style-name="P5">add_script_search_dir &lt;directory&gt;</text:p>
      <text:p text:style-name="P2"><text:s text:c="6"/>dir to search for config files and scripts (command valid any time)</text:p>
      <text:p text:style-name="P5"><text:soft-page-break/>add_usage_text command_name usage_string</text:p>
      <text:p text:style-name="P2"><text:s text:c="6"/>Add new command usage text; command can be multiple tokens. (command</text:p>
      <text:p text:style-name="P2"><text:s text:c="6"/>valid any time)</text:p>
      <text:p text:style-name="P2"/>
      <text:p text:style-name="P7">arm</text:p>
      <text:p text:style-name="P2"><text:s text:c="6"/>ARM command group (command valid any time)</text:p>
      <text:p text:style-name="P2"><text:s text:c="2"/><text:span text:style-name="T2">arm core_state ['arm'|'thumb']</text:span></text:p>
      <text:p text:style-name="P2"><text:s text:c="8"/>display/change ARM core state</text:p>
      <text:p text:style-name="P2"><text:s text:c="2"/><text:span text:style-name="T2">arm disassemble address [count ['thumb']]</text:span></text:p>
      <text:p text:style-name="P2"><text:s text:c="8"/>disassemble instructions</text:p>
      <text:p text:style-name="P2"><text:s text:c="2"/><text:span text:style-name="T2">arm mcr cpnum op1 CRn CRm op2 value</text:span></text:p>
      <text:p text:style-name="P2"><text:s text:c="8"/>write coprocessor register</text:p>
      <text:p text:style-name="P2"><text:s text:c="2"/><text:span text:style-name="T2">arm mrc cpnum op1 CRn CRm op2</text:span></text:p>
      <text:p text:style-name="P2"><text:s text:c="8"/>read coprocessor register</text:p>
      <text:p text:style-name="P2"><text:s text:c="2"/><text:span text:style-name="T2">arm reg</text:span></text:p>
      <text:p text:style-name="P2"><text:s text:c="8"/>display ARM core registers</text:p>
      <text:p text:style-name="P2"><text:s text:c="2"/><text:span text:style-name="T2">arm semihosting ['enable'|'disable']</text:span></text:p>
      <text:p text:style-name="P2"><text:s text:c="8"/>activate support for semihosting operations</text:p>
      <text:p text:style-name="P2"><text:s text:c="2"/><text:span text:style-name="T2">arm semihosting_cmdline arguments</text:span></text:p>
      <text:p text:style-name="P2"><text:s text:c="8"/>command line arguments to be passed to program</text:p>
      <text:p text:style-name="P2"><text:s text:c="2"/><text:span text:style-name="T2">arm semihosting_fileio ['enable'|'disable']</text:span></text:p>
      <text:p text:style-name="P2"><text:s text:c="8"/>activate support for semihosting fileio operations</text:p>
      <text:p text:style-name="P2"><text:s text:c="2"/><text:span text:style-name="T2">arm semihosting_resexit ['enable'|'disable']</text:span></text:p>
      <text:p text:style-name="P2"><text:s text:c="8"/>activate support for semihosting resumable exit</text:p>
      <text:p text:style-name="P2"/>
      <text:p text:style-name="P5">array2mem arrayname bitwidth address count</text:p>
      <text:p text:style-name="P2"><text:s text:c="6"/>convert a TCL array to memory locations and write the 8/16/32 bit <text:s/>values</text:p>
      <text:p text:style-name="P2"/>
      <text:p text:style-name="P5">bindto [name]</text:p>
      <text:p text:style-name="P2"><text:s text:c="6"/>Specify address by name on which to listen for incoming TCP/IP</text:p>
      <text:p text:style-name="P2"><text:s text:c="6"/>connections (configuration command)</text:p>
      <text:p text:style-name="P2"/>
      <text:p text:style-name="P5">bp [&lt;address&gt; [&lt;asid&gt;] &lt;length&gt; ['hw'|'hw_ctx']]</text:p>
      <text:p text:style-name="P2"><text:s text:c="6"/>list or set hardware or software breakpoint</text:p>
      <text:p text:style-name="P2"/>
      <text:p text:style-name="P5">capture command</text:p>
      <text:p text:style-name="P2"><text:s text:c="6"/>Capture progress output and return as tcl return value. If the</text:p>
      <text:p text:style-name="P2"><text:s text:c="6"/>progress output was empty, return tcl return value. (command valid</text:p>
      <text:p text:style-name="P2"><text:s text:c="6"/>any time)</text:p>
      <text:p text:style-name="P2"/>
      <text:p text:style-name="P8">command</text:p>
      <text:p text:style-name="P2"><text:s text:c="6"/>core command group (introspection) (command valid any time)</text:p>
      <text:p text:style-name="P2"><text:s text:c="2"/><text:span text:style-name="T2">command mode [command_name ...]</text:span></text:p>
      <text:p text:style-name="P3"><text:s text:c="8"/>Returns the command modes allowed by a command: </text:p>
      <text:p text:style-name="P10"><text:soft-page-break/>'any', 'config', or <text:s/>'exec'. </text:p>
      <text:p text:style-name="P3">If no command is specified, returns the current command</text:p>
      <text:p text:style-name="P2"><text:s text:c="8"/>mode. Returns 'unknown' if an unknown command is given. Command can</text:p>
      <text:p text:style-name="P2"><text:s text:c="8"/>be multiple tokens. (command valid any time)</text:p>
      <text:p text:style-name="P2"/>
      <text:p text:style-name="P8">cti</text:p>
      <text:p text:style-name="P2"><text:s text:c="6"/>CTI commands (configuration command)</text:p>
      <text:p text:style-name="P2"><text:s text:c="2"/><text:span text:style-name="T2">cti create name '-chain-position' name [options ...]</text:span></text:p>
      <text:p text:style-name="P2"><text:s text:c="8"/>Creates a new CTI object (command valid any time)</text:p>
      <text:p text:style-name="P2"><text:s text:c="2"/><text:span text:style-name="T2">cti names</text:span></text:p>
      <text:p text:style-name="P2"><text:s text:c="8"/>Lists all registered CTI objects by name (command valid any time)</text:p>
      <text:p text:style-name="P2"/>
      <text:p text:style-name="P8">dap</text:p>
      <text:p text:style-name="P2"><text:s text:c="6"/>DAP commands (configuration command)</text:p>
      <text:p text:style-name="P2"><text:s text:c="2"/><text:span text:style-name="T2">dap create name '-chain-position' name</text:span></text:p>
      <text:p text:style-name="P2"><text:s text:c="8"/>Creates a new DAP instance (command valid any time)</text:p>
      <text:p text:style-name="P2"><text:s text:c="2"/><text:span text:style-name="T2">dap info [ap_num]</text:span></text:p>
      <text:p text:style-name="P2"><text:s text:c="8"/>display ROM table for MEM-AP of current target (default currently selected AP)</text:p>
      <text:p text:style-name="P2"><text:s/><text:span text:style-name="T2"><text:s/>dap init</text:span></text:p>
      <text:p text:style-name="P2"><text:s text:c="8"/>Initialize all registered DAP instances (command valid any time)</text:p>
      <text:p text:style-name="P2"><text:s/><text:span text:style-name="T2"><text:s/>dap names</text:span></text:p>
      <text:p text:style-name="P2"><text:s text:c="8"/>Lists all registered DAP instances by name (command valid any time)</text:p>
      <text:p text:style-name="P2"/>
      <text:p text:style-name="P5">debug_level number</text:p>
      <text:p text:style-name="P2"><text:s text:c="6"/>Sets the verbosity level of debugging output. 0 shows errors only; 1</text:p>
      <text:p text:style-name="P2"><text:s text:c="6"/>adds warnings; 2 (default) adds other info; 3 adds debugging; 4 adds</text:p>
      <text:p text:style-name="P2"><text:s text:c="6"/>extra verbose debugging. (command valid any time)</text:p>
      <text:p text:style-name="P2"/>
      <text:p text:style-name="P5">dump_image filename address size</text:p>
      <text:p text:style-name="P5"/>
      <text:p text:style-name="P5">echo [-n] string</text:p>
      <text:p text:style-name="P2"><text:s text:c="6"/>Logs a message at "user" priority. Option "-n" suppresses trailing</text:p>
      <text:p text:style-name="P2"><text:s text:c="6"/>newline (command valid any time)</text:p>
      <text:p text:style-name="P2"/>
      <text:p text:style-name="P5">exit</text:p>
      <text:p text:style-name="P2"><text:s text:c="6"/>exit telnet session</text:p>
      <text:p text:style-name="P2"/>
      <text:p text:style-name="P5">expr</text:p>
      <text:p text:style-name="P2"><text:s text:c="7"/>(command valid any time)</text:p>
      <text:p text:style-name="P2"/>
      <text:p text:style-name="P5">fast_load</text:p>
      <text:p text:style-name="P2"><text:s text:c="6"/>loads active fast load image to current target - mainly for profiling <text:s/>purposes</text:p>
      <text:p text:style-name="P2"/>
      <text:p text:style-name="P6"><text:span text:style-name="T3">fast_load_image filename address ['bin'|'ihex'|'elf'|'s19'] [min_address <text:s/>[max_length]]</text:span></text:p>
      <text:p text:style-name="P2"><text:soft-page-break/><text:s text:c="6"/>Load image into server memory for later use by fast_load; primarily for profiling (command valid any time)</text:p>
      <text:p text:style-name="P2"/>
      <text:p text:style-name="P5">find &lt;file&gt;</text:p>
      <text:p text:style-name="P2"><text:s text:c="6"/>print full path to file according to OpenOCD search rules (command valid any time)</text:p>
      <text:p text:style-name="P2"/>
      <text:p text:style-name="P8">flash</text:p>
      <text:p text:style-name="P2"><text:s text:c="6"/>NOR flash command group (command valid any time)</text:p>
      <text:p text:style-name="P2"><text:s/><text:span text:style-name="T2"><text:s/>flash bank bank_id driver_name base_address size_bytes chip_width_bytes bus_width_bytes target [driver_options ...]</text:span></text:p>
      <text:p text:style-name="P2"><text:s text:c="8"/>Define a new bank with the given name, using the specified NOR</text:p>
      <text:p text:style-name="P2"><text:s text:c="8"/>flash driver. (configuration command)</text:p>
      <text:p text:style-name="P2"><text:s text:c="2"/><text:span text:style-name="T2">flash banks</text:span></text:p>
      <text:p text:style-name="P2"><text:s text:c="8"/>Display table with information about flash banks. (command valid any time)</text:p>
      <text:p text:style-name="P2"><text:s/><text:span text:style-name="T2"><text:s/>flash erase_address ['pad'] ['unlock'] address length</text:span></text:p>
      <text:p text:style-name="P2"><text:s text:c="8"/>Erase flash sectors starting at address and continuing for length</text:p>
      <text:p text:style-name="P2"><text:s text:c="8"/>bytes. <text:s/>If 'pad' is specified, data outside that range may also be</text:p>
      <text:p text:style-name="P2"><text:s text:c="8"/>erased: the start address may be decreased, and length increased,</text:p>
      <text:p text:style-name="P2"><text:s text:c="8"/>so that all of the first and last sectors are erased. If 'unlock'</text:p>
      <text:p text:style-name="P2"><text:s text:c="8"/>is specified, then the flash is unprotected before erasing.</text:p>
      <text:p text:style-name="P2"><text:s text:c="2"/><text:span text:style-name="T2">flash erase_check bank_id</text:span></text:p>
      <text:p text:style-name="P2"><text:s text:c="8"/>Check erase state of all blocks in a flash bank.</text:p>
      <text:p text:style-name="P2"><text:s text:c="2"/><text:span text:style-name="T2">flash erase_sector bank_id first_sector_num (last_sector_num|'last')</text:span></text:p>
      <text:p text:style-name="P2"><text:s text:c="8"/>Erase a range of sectors in a flash bank.</text:p>
      <text:p text:style-name="P2"><text:s text:c="2"/><text:span text:style-name="T2">flash fillb address value n</text:span></text:p>
      <text:p text:style-name="P2"><text:s text:c="8"/>Fill n bytes with 8-bit value, starting at word address. <text:s/>(No autoerase.)</text:p>
      <text:p text:style-name="P2"><text:s text:c="2"/><text:span text:style-name="T2">flash filld address value n</text:span></text:p>
      <text:p text:style-name="P2"><text:s text:c="8"/>Fill n double-words with 64-bit value, starting at word address. (No autoerase.)</text:p>
      <text:p text:style-name="P2"><text:s text:c="2"/><text:span text:style-name="T2">flash fillh address value n</text:span></text:p>
      <text:p text:style-name="P2"><text:s text:c="8"/>Fill n halfwords with 16-bit value, starting at word address. <text:s/>(No autoerase.)</text:p>
      <text:p text:style-name="P2"><text:s text:c="2"/><text:span text:style-name="T2">flash fillw address value n</text:span></text:p>
      <text:p text:style-name="P2"><text:s text:c="8"/>Fill n words with 32-bit value, starting at word address. <text:s/>(No autoerase.)</text:p>
      <text:p text:style-name="P2"><text:s text:c="2"/><text:span text:style-name="T2">flash info bank_id ['sectors']</text:span></text:p>
      <text:p text:style-name="P2"><text:s text:c="8"/>Print information about a flash bank.</text:p>
      <text:p text:style-name="P2"><text:s/><text:span text:style-name="T2"><text:s/>flash init</text:span></text:p>
      <text:p text:style-name="P2"><text:s text:c="8"/>Initialize flash devices. (configuration command)</text:p>
      <text:p text:style-name="P2"><text:s text:c="2"/><text:span text:style-name="T2">flash list</text:span></text:p>
      <text:p text:style-name="P2"><text:s text:c="8"/>Returns a list of details about the flash banks. (command valid any time)</text:p>
      <text:p text:style-name="P2"><text:s text:c="2"/><text:span text:style-name="T2">flash mdb address [count]</text:span></text:p>
      <text:p text:style-name="P2"><text:s text:c="8"/>Display bytes from flash.</text:p>
      <text:p text:style-name="P2"><text:s text:c="2"/><text:span text:style-name="T2">flash mdh address [count]</text:span></text:p>
      <text:p text:style-name="P2"><text:s text:c="8"/>Display half-words from flash.</text:p>
      <text:p text:style-name="P2"><text:s text:c="2"/><text:span text:style-name="T2">flash mdw address [count]</text:span></text:p>
      <text:p text:style-name="P2"><text:s text:c="8"/>Display words from flash.</text:p>
      <text:p text:style-name="P2"><text:s text:c="2"/><text:span text:style-name="T2">flash padded_value bank_id value</text:span></text:p>
      <text:p text:style-name="P2"><text:s text:c="8"/>Set default flash padded value</text:p>
      <text:p text:style-name="P2"><text:soft-page-break/><text:s text:c="2"/><text:span text:style-name="T2">flash probe bank_id</text:span></text:p>
      <text:p text:style-name="P2"><text:s text:c="8"/>Identify a flash bank.</text:p>
      <text:p text:style-name="P2"><text:s text:c="2"/><text:span text:style-name="T2">flash protect bank_id first_block [last_block|'last'] ('on'|'off')</text:span></text:p>
      <text:p text:style-name="P2"><text:s text:c="8"/>Turn protection on or off for a range of protection blocks or</text:p>
      <text:p text:style-name="P2"><text:s text:c="8"/>sectors in a given flash bank. See 'flash info' output for a list</text:p>
      <text:p text:style-name="P2"><text:s text:c="8"/>of blocks.</text:p>
      <text:p text:style-name="P2"><text:s text:c="2"/><text:span text:style-name="T2">flash read_bank bank_id filename [offset [length]]</text:span></text:p>
      <text:p text:style-name="P2"><text:s text:c="8"/>Read binary data from flash bank to file. Allow optional offset</text:p>
      <text:p text:style-name="P2"><text:s text:c="8"/>from beginning of the bank (defaults to zero).</text:p>
      <text:p text:style-name="P2"><text:s/><text:span text:style-name="T2"><text:s/>flash verify_bank bank_id filename [offset]</text:span></text:p>
      <text:p text:style-name="P2"><text:s text:c="8"/>Compare the contents of a file with the contents of the flash bank.</text:p>
      <text:p text:style-name="P2"><text:s text:c="8"/>Allow optional offset from beginning of the bank (defaults to</text:p>
      <text:p text:style-name="P2"><text:s text:c="8"/>zero).</text:p>
      <text:p text:style-name="P2"><text:s text:c="2"/><text:span text:style-name="T2">flash verify_image filename [offset [file_type]]</text:span></text:p>
      <text:p text:style-name="P2"><text:s text:c="8"/>Verify an image against flash. Allow optional offset from beginning</text:p>
      <text:p text:style-name="P2"><text:s text:c="8"/>of bank (defaults to zero)</text:p>
      <text:p text:style-name="P2"><text:s/><text:span text:style-name="T2"><text:s/>flash write_bank bank_id filename [offset]</text:span></text:p>
      <text:p text:style-name="P2"><text:s text:c="8"/>Write binary data from file to flash bank. Allow optional offset</text:p>
      <text:p text:style-name="P2"><text:s text:c="8"/>from beginning of the bank (defaults to zero).</text:p>
      <text:p text:style-name="P2"><text:s text:c="2"/><text:span text:style-name="T2">flash write_image [erase] [unlock] filename [offset [file_type]]</text:span></text:p>
      <text:p text:style-name="P2"><text:s text:c="8"/>Write an image to flash. <text:s/>Optionally first unprotect and/or erase</text:p>
      <text:p text:style-name="P2"><text:s text:c="8"/>the region to be used. Allow optional offset from beginning of bank</text:p>
      <text:p text:style-name="P2"><text:s text:c="8"/>(defaults to zero)</text:p>
      <text:p text:style-name="P2"/>
      <text:p text:style-name="P5">gdb_breakpoint_override ('hard'|'soft'|'disable')</text:p>
      <text:p text:style-name="P2"><text:s text:c="6"/>Display or specify type of breakpoint to be used by gdb 'break'</text:p>
      <text:p text:style-name="P2"><text:s text:c="6"/>commands. (command valid any time)</text:p>
      <text:p text:style-name="P5">gdb_flash_program ('enable'|'disable')</text:p>
      <text:p text:style-name="P2"><text:s text:c="6"/>enable or disable flash program (configuration command)</text:p>
      <text:p text:style-name="P5">gdb_memory_map ('enable'|'disable')</text:p>
      <text:p text:style-name="P2"><text:s text:c="6"/>enable or disable memory map (configuration command)</text:p>
      <text:p text:style-name="P5">gdb_port [port_num]</text:p>
      <text:p text:style-name="P2"><text:s text:c="6"/>Normally gdb listens to a TCP/IP port. Each subsequent GDB server</text:p>
      <text:p text:style-name="P2"><text:s text:c="6"/>listens for the next port number after the base port number</text:p>
      <text:p text:style-name="P2"><text:s text:c="6"/>specified. No arguments reports GDB port. "pipe" means listen to</text:p>
      <text:p text:style-name="P2"><text:s text:c="6"/>stdin output to stdout, an integer is base port number, "disabled"</text:p>
      <text:p text:style-name="P2"><text:s text:c="6"/>disables port. Any other string is are interpreted as named pipe to</text:p>
      <text:p text:style-name="P2"><text:s text:c="6"/>listen to. Output pipe is the same name as input pipe, but with 'o'</text:p>
      <text:p text:style-name="P2"><text:s text:c="6"/>appended. (configuration command)</text:p>
      <text:p text:style-name="P5">gdb_report_data_abort ('enable'|'disable')</text:p>
      <text:p text:style-name="P2"><text:s text:c="6"/>enable or disable reporting data aborts (configuration command)</text:p>
      <text:p text:style-name="P5">gdb_report_register_access_error ('enable'|'disable')</text:p>
      <text:p text:style-name="P2"><text:s text:c="6"/>enable or disable reporting register access errors (configuration</text:p>
      <text:p text:style-name="P2"><text:s text:c="6"/>command)</text:p>
      <text:p text:style-name="P5"><text:soft-page-break/>gdb_save_tdesc</text:p>
      <text:p text:style-name="P2"><text:s text:c="6"/>Save the target description file</text:p>
      <text:p text:style-name="P5">gdb_sync</text:p>
      <text:p text:style-name="P2"><text:s text:c="6"/>next stepi will return immediately allowing GDB to fetch register</text:p>
      <text:p text:style-name="P2"><text:s text:c="6"/>state without affecting target state (command valid any time)</text:p>
      <text:p text:style-name="P5">gdb_target_description ('enable'|'disable')</text:p>
      <text:p text:style-name="P2"><text:s text:c="6"/>enable or disable target description (configuration command)</text:p>
      <text:p text:style-name="P2"/>
      <text:p text:style-name="P5">halt [milliseconds]</text:p>
      <text:p text:style-name="P2"><text:s text:c="6"/>request target to halt, then wait up to the specified number of</text:p>
      <text:p text:style-name="P2"><text:s text:c="6"/>milliseconds (default 5000) for it to complete</text:p>
      <text:p text:style-name="P2"/>
      <text:p text:style-name="P5">help [command_name]</text:p>
      <text:p text:style-name="P2"><text:s text:c="6"/>Show full command help; command can be multiple tokens. (command valid any time)</text:p>
      <text:p text:style-name="P2"/>
      <text:p text:style-name="P5">hla_command &lt;command&gt;</text:p>
      <text:p text:style-name="P2"><text:s text:c="6"/>execute a custom adapter-specific command</text:p>
      <text:p text:style-name="P5">hla_device_desc description_string</text:p>
      <text:p text:style-name="P2"><text:s text:c="6"/>set the device description of the adapter (configuration command)</text:p>
      <text:p text:style-name="P5">hla_layout layout_name</text:p>
      <text:p text:style-name="P2"><text:s text:c="6"/>set the layout of the adapter (configuration command)</text:p>
      <text:p text:style-name="P5">hla_stlink_backend usb | tcp [port]</text:p>
      <text:p text:style-name="P2"><text:s text:c="6"/>select which ST-Link backend to use (configuration command)</text:p>
      <text:p text:style-name="P5">hla_vid_pid (vid pid)*</text:p>
      <text:p text:style-name="P2"><text:s text:c="6"/>the vendor and product ID of the adapter (configuration command)</text:p>
      <text:p text:style-name="P2"/>
      <text:p text:style-name="P5">init</text:p>
      <text:p text:style-name="P2"><text:s text:c="6"/>Initializes configured targets and servers. <text:s/><text:span text:style-name="T4">Changes command mode</text:span></text:p>
      <text:p text:style-name="P2"><text:span text:style-name="T4"><text:s text:c="6"/>from CONFIG to EXEC</text:span>. <text:s/>Unless 'noinit' is called, this command is</text:p>
      <text:p text:style-name="P2"><text:s text:c="6"/>called automatically at the end of startup. (command valid any time)</text:p>
      <text:p text:style-name="P2"/>
      <text:p text:style-name="P8">itm</text:p>
      <text:p text:style-name="P2"><text:s text:c="6"/>itm command group (command valid any time)</text:p>
      <text:p text:style-name="P2"><text:s/><text:span text:style-name="T2"><text:s/>itm port &lt;port&gt; (0|1|on|off)</text:span></text:p>
      <text:p text:style-name="P2"><text:s text:c="8"/>Enable or disable ITM stimulus port (command valid any time)</text:p>
      <text:p text:style-name="P2"><text:s/><text:span text:style-name="T2"><text:s/>itm ports (0|1|on|off)</text:span></text:p>
      <text:p text:style-name="P2"><text:s text:c="8"/>Enable or disable all ITM stimulus ports (command valid any time)</text:p>
      <text:p text:style-name="P2"/>
      <text:p text:style-name="P5">jsp_port [port_num]</text:p>
      <text:p text:style-name="P2"><text:s text:c="6"/>Specify port on which to listen for incoming JSP telnet connections.</text:p>
      <text:p text:style-name="P2"><text:s text:c="6"/>(command valid any time)</text:p>
      <text:p text:style-name="P2"/>
      <text:p text:style-name="P5">load_image filename address ['bin'|'ihex'|'elf'|'s19'] [min_address] [max_length]</text:p>
      <text:p text:style-name="P5"/>
      <text:p text:style-name="P5"><text:soft-page-break/>log_output [file_name | "default"]</text:p>
      <text:p text:style-name="P2"><text:s text:c="6"/>redirect logging to a file (default: stderr) (command valid any time)</text:p>
      <text:p text:style-name="P2"/>
      <text:p text:style-name="P5">mdb ['phys'] address [count]</text:p>
      <text:p text:style-name="P2"><text:s text:c="6"/>display memory bytes</text:p>
      <text:p text:style-name="P5">mdd ['phys'] address [count]</text:p>
      <text:p text:style-name="P2"><text:s text:c="6"/>display memory double-words</text:p>
      <text:p text:style-name="P5">mdh ['phys'] address [count]</text:p>
      <text:p text:style-name="P2"><text:s text:c="6"/>display memory half-words</text:p>
      <text:p text:style-name="P5">mdw ['phys'] address [count]</text:p>
      <text:p text:style-name="P2"><text:s text:c="6"/>display memory words</text:p>
      <text:p text:style-name="P2"/>
      <text:p text:style-name="P5">measure_clk</text:p>
      <text:p text:style-name="P2"><text:s text:c="6"/>Runs a test to measure the JTAG clk. Useful with RCLK / RTCK.</text:p>
      <text:p text:style-name="P2"><text:s text:c="6"/>(command valid any time)</text:p>
      <text:p text:style-name="P2"/>
      <text:p text:style-name="P5">mem2array arrayname bitwidth address count</text:p>
      <text:p text:style-name="P2"><text:s text:c="6"/>read 8/16/32 bit memory and return as a TCL array for script processing</text:p>
      <text:p text:style-name="P2"/>
      <text:p text:style-name="P5">mmw address setbits clearbits</text:p>
      <text:p text:style-name="P2"><text:s text:c="6"/>Modify word in memory. new_val = (old_val &amp; ~clearbits) | setbits;</text:p>
      <text:p text:style-name="P2"><text:s text:c="6"/>(command valid any time)</text:p>
      <text:p text:style-name="P2"/>
      <text:p text:style-name="P5">mrb address</text:p>
      <text:p text:style-name="P2"><text:s text:c="6"/>Returns value of byte in memory. (command valid any time)</text:p>
      <text:p text:style-name="P5">mrh address</text:p>
      <text:p text:style-name="P2"><text:s text:c="6"/>Returns value of halfword in memory. (command valid any time)</text:p>
      <text:p text:style-name="P5">mrw address</text:p>
      <text:p text:style-name="P2"><text:s text:c="6"/>Returns value of word in memory. (command valid any time)</text:p>
      <text:p text:style-name="P2"/>
      <text:p text:style-name="P5">ms</text:p>
      <text:p text:style-name="P2"><text:s text:c="6"/>Returns ever increasing milliseconds. Used to calculate differences</text:p>
      <text:p text:style-name="P2"><text:s text:c="6"/>in time. (command valid any time)</text:p>
      <text:p text:style-name="P2"/>
      <text:p text:style-name="P5">mwb ['phys'] address value [count]</text:p>
      <text:p text:style-name="P2"><text:s text:c="6"/>write memory byte</text:p>
      <text:p text:style-name="P5">mwd ['phys'] address value [count]</text:p>
      <text:p text:style-name="P2"><text:s text:c="6"/>write memory double-word</text:p>
      <text:p text:style-name="P5">mwh ['phys'] address value [count]</text:p>
      <text:p text:style-name="P2"><text:s text:c="6"/>write memory half-word</text:p>
      <text:p text:style-name="P5">mww ['phys'] address value [count]</text:p>
      <text:p text:style-name="P2"><text:s text:c="6"/>write memory word</text:p>
      <text:p text:style-name="P2"/>
      <text:p text:style-name="P2"/>
      <text:p text:style-name="P8"><text:soft-page-break/>nand</text:p>
      <text:p text:style-name="P2"><text:s text:c="6"/>NAND flash command group (command valid any time)</text:p>
      <text:p text:style-name="P2"><text:s text:c="2"/><text:span text:style-name="T2">nand device bank_id driver target [driver_options ...]</text:span></text:p>
      <text:p text:style-name="P2"><text:s text:c="8"/>defines a new NAND bank (configuration command)</text:p>
      <text:p text:style-name="P2"><text:s text:c="2"/><text:span text:style-name="T2">nand drivers</text:span></text:p>
      <text:p text:style-name="P2"><text:s text:c="8"/>lists available NAND drivers (command valid any time)</text:p>
      <text:p text:style-name="P2"><text:s/><text:span text:style-name="T2"><text:s/>nand init</text:span></text:p>
      <text:p text:style-name="P2"><text:s text:c="8"/>initialize NAND devices (configuration command)</text:p>
      <text:p text:style-name="P2"/>
      <text:p text:style-name="P5">noinit</text:p>
      <text:p text:style-name="P2"><text:s text:c="6"/>Prevent 'init' from being called at startup. (configuration command)</text:p>
      <text:p text:style-name="P2"/>
      <text:p text:style-name="P5">ocd_find file</text:p>
      <text:p text:style-name="P2"><text:s text:c="6"/>find full path to file (command valid any time)</text:p>
      <text:p text:style-name="P2"/>
      <text:p text:style-name="P8">pld</text:p>
      <text:p text:style-name="P2"><text:s text:c="6"/>programmable logic device commands (command valid any time)</text:p>
      <text:p text:style-name="P2"><text:s text:c="2"/><text:span text:style-name="T2">pld device driver_name [driver_args ... ]</text:span></text:p>
      <text:p text:style-name="P2"><text:s text:c="8"/>configure a PLD device (configuration command)</text:p>
      <text:p text:style-name="P2"><text:s text:c="2"/><text:span text:style-name="T2">pld init</text:span></text:p>
      <text:p text:style-name="P2"><text:s text:c="8"/>initialize PLD devices (configuration command)</text:p>
      <text:p text:style-name="P2"/>
      <text:p text:style-name="P5">poll ['on'|'off']</text:p>
      <text:p text:style-name="P2"><text:s text:c="6"/>poll target state; or reconfigure background polling</text:p>
      <text:p text:style-name="P5">poll_period</text:p>
      <text:p text:style-name="P2"><text:s text:c="6"/>set the servers polling period (command valid any time)</text:p>
      <text:p text:style-name="P2"/>
      <text:p text:style-name="P5">power_restore</text:p>
      <text:p text:style-name="P2"><text:s text:c="6"/>Overridable procedure run when power restore is detected. Runs 'reset</text:p>
      <text:p text:style-name="P2"><text:s text:c="6"/>init' by default. (command valid any time)</text:p>
      <text:p text:style-name="P2"/>
      <text:p text:style-name="P5">profile seconds filename [start end]</text:p>
      <text:p text:style-name="P2"><text:s text:c="6"/>profiling samples the CPU PC</text:p>
      <text:p text:style-name="P2"/>
      <text:p text:style-name="P5">program &lt;filename&gt; [address] [pre-verify] [verify] [reset] [exit]</text:p>
      <text:p text:style-name="P2"><text:s text:c="6"/>write an image to flash, address is only required for binary images.</text:p>
      <text:p text:style-name="P2"><text:s text:c="6"/>verify, reset, exit are optional (command valid any time)</text:p>
      <text:p text:style-name="P2"/>
      <text:p text:style-name="P5">ps</text:p>
      <text:p text:style-name="P2"><text:s text:c="6"/>list all tasks</text:p>
      <text:p text:style-name="P2"/>
      <text:p text:style-name="P5">rbp 'all' | address</text:p>
      <text:p text:style-name="P2"><text:s text:c="6"/>remove breakpoint</text:p>
      <text:p text:style-name="P2"/>
      <text:p text:style-name="P5"><text:soft-page-break/>reg [(register_number|register_name) [(value|'force')]]</text:p>
      <text:p text:style-name="P2"><text:s text:c="6"/>display (reread from target with "force") or set a register; with no</text:p>
      <text:p text:style-name="P2"><text:s text:c="6"/>arguments, displays all registers and their values</text:p>
      <text:p text:style-name="P2"/>
      <text:p text:style-name="P5">reset [run|halt|init]</text:p>
      <text:p text:style-name="P2"><text:s text:c="6"/>Reset all targets into the specified mode. Default reset mode is run,</text:p>
      <text:p text:style-name="P2"><text:s text:c="6"/>if not given.</text:p>
      <text:p text:style-name="P6"><text:span text:style-name="T3">reset_config [none|trst_only|srst_only|trst_and_srst]</text:span></text:p>
      <text:p text:style-name="P2"><text:s text:c="10"/>[srst_pulls_trst|trst_pulls_srst|combined|separate]</text:p>
      <text:p text:style-name="P2"><text:s text:c="10"/>[srst_gates_jtag|srst_nogate] [trst_push_pull|trst_open_drain]</text:p>
      <text:p text:style-name="P2"><text:s text:c="10"/>[srst_push_pull|srst_open_drain]</text:p>
      <text:p text:style-name="P2"><text:s text:c="10"/>[connect_deassert_srst|connect_assert_srst]</text:p>
      <text:p text:style-name="P2"><text:s text:c="6"/>configure adapter reset behavior (command valid any time)</text:p>
      <text:p text:style-name="P6"><text:span text:style-name="T3">reset_nag ['enable'|'disable']</text:span></text:p>
      <text:p text:style-name="P2"><text:s text:c="6"/>Nag after each reset about options that could have been enabled to</text:p>
      <text:p text:style-name="P2"><text:s text:c="6"/>improve performance. (command valid any time)</text:p>
      <text:p text:style-name="P2"/>
      <text:p text:style-name="P5">resume [address]</text:p>
      <text:p text:style-name="P2"><text:s text:c="6"/>resume target execution from current PC or address</text:p>
      <text:p text:style-name="P2"/>
      <text:p text:style-name="P8">rtt</text:p>
      <text:p text:style-name="P2"><text:s text:c="6"/>RTT (command valid any time)</text:p>
      <text:p text:style-name="P2"><text:s text:c="2"/><text:span text:style-name="T2">rtt channellist</text:span></text:p>
      <text:p text:style-name="P2"><text:s text:c="8"/>list available channels</text:p>
      <text:p text:style-name="P2"><text:s/><text:span text:style-name="T2"><text:s/>rtt channels</text:span></text:p>
      <text:p text:style-name="P2"><text:s text:c="8"/>list available channels</text:p>
      <text:p text:style-name="P2"><text:s/><text:span text:style-name="T2"><text:s/>rtt polling_interval [interval]</text:span></text:p>
      <text:p text:style-name="P2"><text:s text:c="8"/>show or set polling interval in ms</text:p>
      <text:p text:style-name="P2"><text:s/><text:span text:style-name="T2"><text:s/>rtt server</text:span></text:p>
      <text:p text:style-name="P2"><text:s text:c="8"/>RTT server (command valid any time)</text:p>
      <text:p text:style-name="P2"><text:s text:c="4"/><text:span text:style-name="T2">rtt server start &lt;port&gt; &lt;channel&gt;</text:span></text:p>
      <text:p text:style-name="P2"><text:s text:c="10"/>Start a RTT server (command valid any time)</text:p>
      <text:p text:style-name="P2"><text:s text:c="4"/><text:span text:style-name="T2">rtt server stop &lt;port&gt;</text:span></text:p>
      <text:p text:style-name="P2"><text:s text:c="10"/>Stop a RTT server (command valid any time)</text:p>
      <text:p text:style-name="P2"><text:s/><text:span text:style-name="T2"><text:s/>rtt setup &lt;address&gt; &lt;size&gt; &lt;ID&gt;</text:span></text:p>
      <text:p text:style-name="P2"><text:s text:c="8"/>setup RTT (command valid any time)</text:p>
      <text:p text:style-name="P2"><text:s/><text:span text:style-name="T2"><text:s/>rtt start</text:span></text:p>
      <text:p text:style-name="P2"><text:s text:c="8"/>start RTT</text:p>
      <text:p text:style-name="P2"><text:s text:c="2"/><text:span text:style-name="T2">rtt stop</text:span></text:p>
      <text:p text:style-name="P2"><text:s text:c="8"/>stop RTT</text:p>
      <text:p text:style-name="P5">rwp address</text:p>
      <text:p text:style-name="P2"><text:s text:c="6"/>remove watchpoint</text:p>
      <text:p text:style-name="P2"/>
      <text:p text:style-name="P5">script &lt;file&gt;</text:p>
      <text:p text:style-name="P2"><text:soft-page-break/><text:s text:c="6"/>filename of OpenOCD script (tcl) to run (command valid any time)</text:p>
      <text:p text:style-name="P2"/>
      <text:p text:style-name="P5">shutdown</text:p>
      <text:p text:style-name="P2"><text:s text:c="6"/>shut the server down (command valid any time)</text:p>
      <text:p text:style-name="P2"/>
      <text:p text:style-name="P5">sleep milliseconds ['busy']</text:p>
      <text:p text:style-name="P2"><text:s text:c="6"/>Sleep for specified number of milliseconds. <text:s/>"busy" will busy wait</text:p>
      <text:p text:style-name="P2"><text:s text:c="6"/>instead (avoid this). (command valid any time)</text:p>
      <text:p text:style-name="P2"/>
      <text:p text:style-name="P5">soft_reset_halt</text:p>
      <text:p text:style-name="P2"><text:s text:c="6"/>halt the target and do a soft reset</text:p>
      <text:p text:style-name="P2"/>
      <text:p text:style-name="P5">srst_deasserted</text:p>
      <text:p text:style-name="P2"><text:s text:c="6"/>Overridable procedure run when srst deassert is detected. Runs 'reset</text:p>
      <text:p text:style-name="P2"><text:s text:c="6"/>init' by default. (command valid any time)</text:p>
      <text:p text:style-name="P2"/>
      <text:p text:style-name="P5">step [address]</text:p>
      <text:p text:style-name="P2"><text:s text:c="6"/>step one instruction from current PC or address</text:p>
      <text:p text:style-name="P2"/>
      <text:p text:style-name="P8">stm32f2x</text:p>
      <text:p text:style-name="P2"><text:s text:c="6"/>stm32f2x flash command group (command valid any time)</text:p>
      <text:p text:style-name="P2"><text:s text:c="2"/><text:span text:style-name="T2">stm32f2x lock bank_id</text:span></text:p>
      <text:p text:style-name="P2"><text:s text:c="8"/>Lock entire flash device.</text:p>
      <text:p text:style-name="P2"><text:s text:c="2"/><text:span text:style-name="T2">stm32f2x mass_erase bank_id</text:span></text:p>
      <text:p text:style-name="P2"><text:s text:c="8"/>Erase entire flash device.</text:p>
      <text:p text:style-name="P2"><text:s text:c="2"/><text:span text:style-name="T2">stm32f2x optcr2_write bank_id optcr2</text:span></text:p>
      <text:p text:style-name="P2"><text:s text:c="8"/>Write optcr2 word</text:p>
      <text:p text:style-name="P2"><text:s text:c="2"/><text:span text:style-name="T2">stm32f2x options_read bank_id</text:span></text:p>
      <text:p text:style-name="P2"><text:s text:c="8"/>Read and display device option bytes.</text:p>
      <text:p text:style-name="P2"><text:s text:c="2"/><text:span text:style-name="T2">stm32f2x options_write bank_id user_options [ boot_add0 boot_add1 ]</text:span></text:p>
      <text:p text:style-name="P2"><text:s text:c="8"/>Write option bytes</text:p>
      <text:p text:style-name="P2"><text:s text:c="2"/><text:span text:style-name="T2">stm32f2x otp bank_id</text:span></text:p>
      <text:p text:style-name="P2"><text:s text:c="8"/>OTP (One Time Programmable) memory write enable/disable.</text:p>
      <text:p text:style-name="P2"><text:s text:c="2"/><text:span text:style-name="T2">stm32f2x unlock bank_id</text:span></text:p>
      <text:p text:style-name="P2"><text:s text:c="8"/>Unlock entire protected flash device.</text:p>
      <text:p text:style-name="P2"/>
      <text:p text:style-name="P8">stm32f4x.cpu</text:p>
      <text:p text:style-name="P2"><text:s text:c="6"/>target command group (command valid any time)</text:p>
      <text:p text:style-name="P2"><text:s/><text:span text:style-name="T2"><text:s/>stm32f4x.cpu arm</text:span></text:p>
      <text:p text:style-name="P2"><text:s text:c="8"/>ARM command group (command valid any time)</text:p>
      <text:p text:style-name="P2"><text:s text:c="4"/><text:span text:style-name="T2">stm32f4x.cpu arm core_state ['arm'|'thumb']</text:span></text:p>
      <text:p text:style-name="P2"><text:s text:c="10"/>display/change ARM core state</text:p>
      <text:p text:style-name="P2"><text:s text:c="4"/><text:span text:style-name="T2">stm32f4x.cpu arm disassemble address [count ['thumb']]</text:span></text:p>
      <text:p text:style-name="P2"><text:s text:c="10"/>disassemble instructions</text:p>
      <text:p text:style-name="P2"><text:soft-page-break/><text:s text:c="4"/><text:span text:style-name="T2">stm32f4x.cpu arm mcr cpnum op1 CRn CRm op2 value</text:span></text:p>
      <text:p text:style-name="P2"><text:s text:c="10"/>write coprocessor register</text:p>
      <text:p text:style-name="P2"><text:s text:c="4"/><text:span text:style-name="T2">stm32f4x.cpu arm mrc cpnum op1 CRn CRm op2</text:span></text:p>
      <text:p text:style-name="P2"><text:s text:c="10"/>read coprocessor register</text:p>
      <text:p text:style-name="P2"><text:s text:c="4"/><text:span text:style-name="T2">stm32f4x.cpu arm reg</text:span></text:p>
      <text:p text:style-name="P2"><text:s text:c="10"/>display ARM core registers</text:p>
      <text:p text:style-name="P2"><text:s text:c="4"/><text:span text:style-name="T2">stm32f4x.cpu arm semihosting ['enable'|'disable']</text:span></text:p>
      <text:p text:style-name="P2"><text:s text:c="10"/>activate support for semihosting operations</text:p>
      <text:p text:style-name="P2"><text:s text:c="4"/><text:span text:style-name="T2">stm32f4x.cpu arm semihosting_cmdline arguments</text:span></text:p>
      <text:p text:style-name="P2"><text:s text:c="10"/>command line arguments to be passed to program</text:p>
      <text:p text:style-name="P2"><text:s text:c="4"/><text:span text:style-name="T2">stm32f4x.cpu arm semihosting_fileio ['enable'|'disable']</text:span></text:p>
      <text:p text:style-name="P2"><text:s text:c="10"/>activate support for semihosting fileio operations</text:p>
      <text:p text:style-name="P2"><text:s text:c="4"/><text:span text:style-name="T2">stm32f4x.cpu arm semihosting_resexit ['enable'|'disable']</text:span></text:p>
      <text:p text:style-name="P2"><text:s text:c="10"/>activate support for semihosting resumable exit</text:p>
      <text:p text:style-name="P2"><text:s text:c="2"/><text:span text:style-name="T2">stm32f4x.cpu arp_examine ['allow-defer']</text:span></text:p>
      <text:p text:style-name="P2"><text:s text:c="8"/>used internally for reset processing</text:p>
      <text:p text:style-name="P2"><text:s text:c="2"/><text:span text:style-name="T2">stm32f4x.cpu arp_halt</text:span></text:p>
      <text:p text:style-name="P2"><text:s text:c="8"/>used internally for reset processing</text:p>
      <text:p text:style-name="P2"><text:s text:c="2"/><text:span text:style-name="T2">stm32f4x.cpu arp_halt_gdb</text:span></text:p>
      <text:p text:style-name="P2"><text:s text:c="8"/>used internally for reset processing to halt GDB</text:p>
      <text:p text:style-name="P2"><text:s text:c="2"/><text:span text:style-name="T2">stm32f4x.cpu arp_poll</text:span></text:p>
      <text:p text:style-name="P2"><text:s text:c="8"/>used internally for reset processing</text:p>
      <text:p text:style-name="P2"><text:s text:c="2"/><text:span text:style-name="T2">stm32f4x.cpu arp_reset</text:span></text:p>
      <text:p text:style-name="P2"><text:s text:c="8"/>used internally for reset processing</text:p>
      <text:p text:style-name="P2"><text:s text:c="2"/><text:span text:style-name="T2">stm32f4x.cpu arp_waitstate</text:span></text:p>
      <text:p text:style-name="P2"><text:s text:c="8"/>used internally for reset processing</text:p>
      <text:p text:style-name="P2"><text:s/><text:span text:style-name="T2"><text:s/>stm32f4x.cpu array2mem arrayname bitwidth address count</text:span></text:p>
      <text:p text:style-name="P2"><text:s text:c="8"/>Writes Tcl array of 8/16/32 bit numbers to target memory</text:p>
      <text:p text:style-name="P2"><text:s text:c="2"/><text:span text:style-name="T2">stm32f4x.cpu cget target_attribute</text:span></text:p>
      <text:p text:style-name="P2"><text:s text:c="8"/>returns the specified target attribute (command valid any time)</text:p>
      <text:p text:style-name="P2"><text:s text:c="2"/><text:span text:style-name="T2">stm32f4x.cpu configure [target_attribute ...]</text:span></text:p>
      <text:p text:style-name="P2"><text:s text:c="8"/>configure a new target for use (command valid any time)</text:p>
      <text:p text:style-name="P2"><text:s text:c="2"/><text:span text:style-name="T2">stm32f4x.cpu curstate</text:span></text:p>
      <text:p text:style-name="P2"><text:s text:c="8"/>displays the current state of this target</text:p>
      <text:p text:style-name="P2"><text:s text:c="2"/><text:span text:style-name="T2">stm32f4x.cpu eventlist</text:span></text:p>
      <text:p text:style-name="P2"><text:s text:c="8"/>displays a table of events defined for this target</text:p>
      <text:p text:style-name="P2"><text:s text:c="2"/><text:span text:style-name="T2">stm32f4x.cpu examine_deferred</text:span></text:p>
      <text:p text:style-name="P2"><text:s text:c="8"/>used internally for reset processing</text:p>
      <text:p text:style-name="P4"><text:s text:c="2"/><text:span text:style-name="T2">stm32f4x.cpu invoke-event event_name</text:span></text:p>
      <text:p text:style-name="P2"><text:s text:c="8"/>invoke handler for specified event</text:p>
      <text:p text:style-name="P2"/>
      <text:p text:style-name="P9"><text:s text:c="2"/><text:span text:style-name="T2">stm32f4x.cpu itm</text:span></text:p>
      <text:p text:style-name="P2"><text:s text:c="8"/>itm command group (command valid any time)</text:p>
      <text:p text:style-name="P2"><text:s text:c="4"/><text:span text:style-name="T2">stm32f4x.cpu itm port &lt;port&gt; (0|1|on|off)</text:span></text:p>
      <text:p text:style-name="P2"><text:soft-page-break/><text:s text:c="10"/>Enable or disable ITM stimulus port (command valid any time)</text:p>
      <text:p text:style-name="P2"><text:s text:c="4"/><text:span text:style-name="T2">stm32f4x.cpu itm ports (0|1|on|off)</text:span></text:p>
      <text:p text:style-name="P2"><text:s text:c="10"/>Enable or disable all ITM stimulus ports (command valid any time)</text:p>
      <text:p text:style-name="P2"><text:s text:c="2"/><text:span text:style-name="T2">stm32f4x.cpu mdb address [count]</text:span></text:p>
      <text:p text:style-name="P2"><text:s text:c="8"/>Display target memory as 8-bit bytes</text:p>
      <text:p text:style-name="P2"><text:s text:c="2"/><text:span text:style-name="T2">stm32f4x.cpu mdd address [count]</text:span></text:p>
      <text:p text:style-name="P2"><text:s text:c="8"/>Display target memory as 64-bit words</text:p>
      <text:p text:style-name="P2"><text:s text:c="2"/><text:span text:style-name="T2">stm32f4x.cpu mdh address [count]</text:span></text:p>
      <text:p text:style-name="P2"><text:s text:c="8"/>Display target memory as 16-bit half-words</text:p>
      <text:p text:style-name="P2"><text:s text:c="2"/><text:span text:style-name="T2">stm32f4x.cpu mdw address [count]</text:span></text:p>
      <text:p text:style-name="P2"><text:s text:c="8"/>Display target memory as 32-bit words</text:p>
      <text:p text:style-name="P2"><text:s text:c="2"/><text:span text:style-name="T2">stm32f4x.cpu mem2array arrayname bitwidth address count</text:span></text:p>
      <text:p text:style-name="P2"><text:s text:c="8"/>Loads Tcl array of 8/16/32 bit numbers from target memory</text:p>
      <text:p text:style-name="P2"><text:s/><text:span text:style-name="T2"><text:s/>stm32f4x.cpu mwb address data [count]</text:span></text:p>
      <text:p text:style-name="P2"><text:s text:c="8"/>Write byte(s) to target memory</text:p>
      <text:p text:style-name="P2"><text:s/><text:span text:style-name="T2"><text:s/>stm32f4x.cpu mwd address data [count]</text:span></text:p>
      <text:p text:style-name="P2"><text:s text:c="8"/>Write 64-bit word(s) to target memory</text:p>
      <text:p text:style-name="P2"><text:s/><text:span text:style-name="T2"><text:s/>stm32f4x.cpu mwh address data [count]</text:span></text:p>
      <text:p text:style-name="P2"><text:s text:c="8"/>Write 16-bit half-word(s) to target memory</text:p>
      <text:p text:style-name="P2"><text:s text:c="2"/><text:span text:style-name="T2">stm32f4x.cpu mww address data [count]</text:span></text:p>
      <text:p text:style-name="P2"><text:s text:c="8"/>Write 32-bit word(s) to target memory</text:p>
      <text:p text:style-name="P2"/>
      <text:p text:style-name="P2"><text:s/><text:span text:style-name="T4"><text:s/></text:span><text:span text:style-name="T5">stm32f4x.cpu rtt</text:span></text:p>
      <text:p text:style-name="P2"><text:s text:c="8"/>RTT target commands</text:p>
      <text:p text:style-name="P2"><text:s text:c="4"/>stm32f4x.cpu rtt channellist</text:p>
      <text:p text:style-name="P2"><text:s text:c="10"/>list available channels</text:p>
      <text:p text:style-name="P2"><text:s text:c="4"/>stm32f4x.cpu rtt channels</text:p>
      <text:p text:style-name="P2"><text:s text:c="10"/>list available channels</text:p>
      <text:p text:style-name="P2"><text:s text:c="4"/>stm32f4x.cpu rtt polling_interval [interval]</text:p>
      <text:p text:style-name="P2"><text:s text:c="10"/>show or set polling interval in ms</text:p>
      <text:p text:style-name="P2"><text:s text:c="4"/>stm32f4x.cpu rtt setup &lt;address&gt; &lt;size&gt; &lt;ID&gt;</text:p>
      <text:p text:style-name="P2"><text:s text:c="10"/>setup RTT (command valid any time)</text:p>
      <text:p text:style-name="P2"><text:s text:c="4"/>stm32f4x.cpu rtt start</text:p>
      <text:p text:style-name="P2"><text:s text:c="10"/>start RTT</text:p>
      <text:p text:style-name="P2"><text:s text:c="4"/>stm32f4x.cpu rtt stop</text:p>
      <text:p text:style-name="P2"><text:s text:c="10"/>stop RTT</text:p>
      <text:p text:style-name="P2"><text:s text:c="2"/>stm32f4x.cpu tpiu</text:p>
      <text:p text:style-name="P2"><text:s text:c="8"/>tpiu command group</text:p>
      <text:p text:style-name="P2"><text:s text:c="4"/>stm32f4x.cpu tpiu config (disable | ((external | internal (&lt;filename&gt; |</text:p>
      <text:p text:style-name="P2"><text:s text:c="14"/>&lt;:port&gt; | -)) (sync &lt;port width&gt; | ((manchester | uart)</text:p>
      <text:p text:style-name="P2"><text:s text:c="14"/>&lt;formatter enable&gt;)) &lt;TRACECLKIN freq&gt; [&lt;trace freq&gt;]))</text:p>
      <text:p text:style-name="P2"><text:s text:c="10"/>Configure TPIU features, DEPRECATED, use 'tpiu create' (command</text:p>
      <text:p text:style-name="P2"><text:s text:c="10"/>valid any time)</text:p>
      <text:p text:style-name="P2"><text:s text:c="2"/>stm32f4x.cpu was_examined</text:p>
      <text:p text:style-name="P2"><text:soft-page-break/><text:s text:c="8"/>used internally for reset processing</text:p>
      <text:p text:style-name="P2">stm32f4x.dap</text:p>
      <text:p text:style-name="P2"><text:s text:c="6"/>dap instance command group (command valid any time)</text:p>
      <text:p text:style-name="P2">stm32f4x.tpiu</text:p>
      <text:p text:style-name="P2"><text:s text:c="6"/>tpiu/swo instance command group (command valid any time)</text:p>
      <text:p text:style-name="P2"><text:s text:c="2"/>stm32f4x.tpiu cget attribute</text:p>
      <text:p text:style-name="P2"><text:s text:c="8"/>returns the specified TPIU/SWO attribute (command valid any time)</text:p>
      <text:p text:style-name="P2"><text:s text:c="2"/>stm32f4x.tpiu configure [attribute value ...]</text:p>
      <text:p text:style-name="P2"><text:s text:c="8"/>configure a new TPIU/SWO for use (command valid any time)</text:p>
      <text:p text:style-name="P2"><text:s text:c="2"/>stm32f4x.tpiu disable</text:p>
      <text:p text:style-name="P2"><text:s text:c="8"/>Disables the TPIU/SWO output</text:p>
      <text:p text:style-name="P2"><text:s text:c="2"/>stm32f4x.tpiu enable</text:p>
      <text:p text:style-name="P2"><text:s text:c="8"/>Enables the TPIU/SWO output (command valid any time)</text:p>
      <text:p text:style-name="P2"><text:s text:c="2"/>stm32f4x.tpiu eventlist</text:p>
      <text:p text:style-name="P2"><text:s text:c="8"/>displays a table of events defined for this TPIU/SWO (command valid</text:p>
      <text:p text:style-name="P2"><text:s text:c="8"/>any time)</text:p>
      <text:p text:style-name="P2"/>
      <text:p text:style-name="P8">swd</text:p>
      <text:p text:style-name="P2"><text:s text:c="6"/>SWD command group (command valid any time)</text:p>
      <text:p text:style-name="P2"><text:s text:c="2"/><text:span text:style-name="T2">swd newdap</text:span></text:p>
      <text:p text:style-name="P2"><text:s text:c="8"/>declare a new SWD DAP (configuration command)</text:p>
      <text:p text:style-name="P2"/>
      <text:p text:style-name="P8">swo</text:p>
      <text:p text:style-name="P2"><text:s text:c="6"/>swo command group</text:p>
      <text:p text:style-name="P2"><text:s text:c="2"/><text:span text:style-name="T2">swo create name [-dap dap] [-ap-num num] [-address baseaddr]</text:span></text:p>
      <text:p text:style-name="P2"><text:s text:c="8"/>Creates a new TPIU or SWO object (command valid any time)</text:p>
      <text:p text:style-name="P2"><text:s text:c="2"/><text:span text:style-name="T2">swo init</text:span></text:p>
      <text:p text:style-name="P2"><text:s text:c="8"/>Initialize TPIU and SWO</text:p>
      <text:p text:style-name="P2"><text:s/><text:span text:style-name="T2"><text:s/>swo names</text:span></text:p>
      <text:p text:style-name="P2"><text:s text:c="8"/>Lists all registered TPIU and SWO objects by name (command valid any time)</text:p>
      <text:p text:style-name="P2"/>
      <text:p text:style-name="P8">target</text:p>
      <text:p text:style-name="P2"><text:s text:c="6"/>configure target (configuration command)</text:p>
      <text:p text:style-name="P2"><text:s/><text:span text:style-name="T2"><text:s/>target create name type '-chain-position' name [options ...]</text:span></text:p>
      <text:p text:style-name="P2"><text:s text:c="8"/>Creates and selects a new target (configuration command)</text:p>
      <text:p text:style-name="P2"><text:s/><text:span text:style-name="T2"><text:s/>target current</text:span></text:p>
      <text:p text:style-name="P2"><text:s text:c="8"/>Returns the currently selected target (command valid any time)</text:p>
      <text:p text:style-name="P2"><text:s text:c="2"/><text:span text:style-name="T2">target init</text:span></text:p>
      <text:p text:style-name="P2"><text:s text:c="8"/>initialize targets (configuration command)</text:p>
      <text:p text:style-name="P2"><text:s/><text:span text:style-name="T2"><text:s/>target names</text:span></text:p>
      <text:p text:style-name="P2"><text:s text:c="8"/>Returns the names of all targets as a list of strings (command</text:p>
      <text:p text:style-name="P2"><text:s text:c="8"/>valid any time)</text:p>
      <text:p text:style-name="P2"><text:s/><text:span text:style-name="T2"><text:s/>target smp targetname1 targetname2 ...</text:span></text:p>
      <text:p text:style-name="P2"><text:s text:c="8"/>gather several target in a smp list (command valid any time)</text:p>
      <text:p text:style-name="P2"><text:soft-page-break/><text:s text:c="2"/><text:span text:style-name="T2">target types</text:span></text:p>
      <text:p text:style-name="P2"><text:s text:c="8"/>Returns the available target types as a list of strings (command</text:p>
      <text:p text:style-name="P2"><text:s text:c="8"/>valid any time)</text:p>
      <text:p text:style-name="P2"/>
      <text:p text:style-name="P8">target_request</text:p>
      <text:p text:style-name="P2"><text:s text:c="6"/>target request command group (command valid any time)</text:p>
      <text:p text:style-name="P2"><text:s text:c="2"/><text:span text:style-name="T2">target_request debugmsgs ['enable'|'charmsg'|'disable']</text:span></text:p>
      <text:p text:style-name="P2"><text:s text:c="8"/>display and/or modify reception of debug messages from target</text:p>
      <text:p text:style-name="P5">targets [target]</text:p>
      <text:p text:style-name="P2"><text:s text:c="6"/>change current default target (one parameter) or prints table of all</text:p>
      <text:p text:style-name="P2"><text:s text:c="6"/>targets (no parameters) (command valid any time)</text:p>
      <text:p text:style-name="P5">tcl_notifications [on|off]</text:p>
      <text:p text:style-name="P2"><text:s text:c="6"/>Target Notification output</text:p>
      <text:p text:style-name="P5">tcl_port [port_num]</text:p>
      <text:p text:style-name="P2"><text:s text:c="6"/>Specify port on which to listen for incoming Tcl syntax. <text:s/>Read help</text:p>
      <text:p text:style-name="P2"><text:s text:c="6"/>on 'gdb_port'. (configuration command)</text:p>
      <text:p text:style-name="P5">tcl_trace [on|off]</text:p>
      <text:p text:style-name="P2"><text:s text:c="6"/>Target trace output</text:p>
      <text:p text:style-name="P2"/>
      <text:p text:style-name="P5">telnet_port [port_num]</text:p>
      <text:p text:style-name="P2"><text:s text:c="6"/>Specify port on which to listen for incoming telnet connections. </text:p>
      <text:p text:style-name="P2"><text:s text:c="6"/>Read help on 'gdb_port'. (configuration command)</text:p>
      <text:p text:style-name="P2"/>
      <text:p text:style-name="P5">test_image filename [offset [type]]</text:p>
      <text:p text:style-name="P5"/>
      <text:p text:style-name="P5">test_mem_access size</text:p>
      <text:p text:style-name="P2"><text:s text:c="6"/>Test the target's memory access functions</text:p>
      <text:p text:style-name="P2"/>
      <text:p text:style-name="P8">tpiu</text:p>
      <text:p text:style-name="P2"><text:s text:c="6"/>tpiu command group</text:p>
      <text:p text:style-name="P5"><text:s text:c="2"/>tpiu config (disable | ((external | internal (&lt;filename&gt; | &lt;:port&gt; | -))</text:p>
      <text:p text:style-name="P5"><text:s text:c="12"/>(sync &lt;port width&gt; | ((manchester | uart) &lt;formatter enable&gt;))</text:p>
      <text:p text:style-name="P5"><text:s text:c="12"/>&lt;TRACECLKIN freq&gt; [&lt;trace freq&gt;]))</text:p>
      <text:p text:style-name="P2"><text:s text:c="8"/>Configure TPIU features, DEPRECATED, use 'tpiu create' (command</text:p>
      <text:p text:style-name="P2"><text:s text:c="8"/>valid any time)</text:p>
      <text:p text:style-name="P2"><text:s/><text:span text:style-name="T2"><text:s/>tpiu create name [-dap dap] [-ap-num num] [-address baseaddr]</text:span></text:p>
      <text:p text:style-name="P2"><text:s text:c="8"/>Creates a new TPIU or SWO object (command valid any time)</text:p>
      <text:p text:style-name="P2"><text:s/><text:span text:style-name="T2"><text:s/>tpiu init</text:span></text:p>
      <text:p text:style-name="P2"><text:s text:c="8"/>Initialize TPIU and SWO</text:p>
      <text:p text:style-name="P2"><text:s/><text:span text:style-name="T2"><text:s/>tpiu names</text:span></text:p>
      <text:p text:style-name="P2"><text:s text:c="8"/>Lists all registered TPIU and SWO objects by name (command valid</text:p>
      <text:p text:style-name="P2"><text:s text:c="8"/>any time)</text:p>
      <text:p text:style-name="P2"/>
      <text:p text:style-name="P2"/>
      <text:p text:style-name="P8"><text:soft-page-break/>trace</text:p>
      <text:p text:style-name="P2"><text:s text:c="6"/>trace command group</text:p>
      <text:p text:style-name="P2"><text:s/><text:span text:style-name="T2"><text:s/>trace history ['clear'|size]</text:span></text:p>
      <text:p text:style-name="P2"><text:s text:c="8"/>display trace history, clear history or set size</text:p>
      <text:p text:style-name="P2"><text:s/><text:span text:style-name="T2"><text:s/>trace point ['clear'|address]</text:span></text:p>
      <text:p text:style-name="P2"><text:s text:c="8"/>display trace points, clear list of trace points, or add new</text:p>
      <text:p text:style-name="P2"><text:s text:c="8"/>tracepoint at address</text:p>
      <text:p text:style-name="P5">transport</text:p>
      <text:p text:style-name="P2"><text:s text:c="6"/>Transport command group (command valid any time)</text:p>
      <text:p text:style-name="P2"><text:s/><text:span text:style-name="T2"><text:s/>transport init</text:span></text:p>
      <text:p text:style-name="P2"><text:s text:c="8"/>Initialize this session's transport (command valid any time)</text:p>
      <text:p text:style-name="P2"><text:s/><text:span text:style-name="T2"><text:s/>transport list</text:span></text:p>
      <text:p text:style-name="P2"><text:s text:c="8"/>list all built-in transports (command valid any time)</text:p>
      <text:p text:style-name="P2"><text:s text:c="2"/><text:span text:style-name="T2">transport select [transport_name]</text:span></text:p>
      <text:p text:style-name="P2"><text:s text:c="8"/>Select this session's transport (command valid any time)</text:p>
      <text:p text:style-name="P2"/>
      <text:p text:style-name="P5">usage [command_name]</text:p>
      <text:p text:style-name="P2"><text:s text:c="6"/>Show basic command usage; command can be multiple tokens. (command valid any time)</text:p>
      <text:p text:style-name="P2"/>
      <text:p text:style-name="P5">verify_image filename [offset [type]]</text:p>
      <text:p text:style-name="P5"/>
      <text:p text:style-name="P5">verify_image_checksum filename [offset [type]]</text:p>
      <text:p text:style-name="P5"/>
      <text:p text:style-name="P5">version</text:p>
      <text:p text:style-name="P2"><text:s text:c="6"/>show program version (command valid any time)</text:p>
      <text:p text:style-name="P2"/>
      <text:p text:style-name="P5">virt2phys virtual_address</text:p>
      <text:p text:style-name="P2"><text:s text:c="6"/>translate a virtual address into a physical address (command valid any time)</text:p>
      <text:p text:style-name="P2"/>
      <text:p text:style-name="P5">wait_halt [milliseconds]</text:p>
      <text:p text:style-name="P2"><text:s text:c="6"/>wait up to the specified number of milliseconds (default 5000) for a</text:p>
      <text:p text:style-name="P2"><text:s text:c="6"/>previously requested halt</text:p>
      <text:p text:style-name="P2"/>
      <text:p text:style-name="P5">wp [address length [('r'|'w'|'a') value [mask]]]</text:p>
      <text:p text:style-name="P2"><text:s text:c="6"/>list (no params) or create watchpoi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6-13T04:48:58.973045714</dc:date>
    <meta:editing-duration>PT31M1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5" meta:paragraph-count="570" meta:word-count="3125" meta:character-count="24376" meta:non-whitespace-character-count="19133"/>
  </office:meta>
</office:document-meta>
</file>